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2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17_lo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0" table:default-cell-style-name="Default"/>
        <table:table-row table:style-name="ro1"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office:annotation draw:style-name="gr3" draw:text-style-name="P2" svg:width="2.899cm" svg:height="1.799cm" svg:x="4.605cm" svg:y="0cm" draw:caption-point-x="-0.61cm" draw:caption-point-y="0.01cm">
              <dc:creator>WJ</dc:creator>
              <dc:date>2021-10-05T00:00:00</dc:date>
              <text:p text:style-name="P1"><text:span text:style-name="T1">試劑的</text:span><text:span text:style-name="T1">lot</text:span><text:span text:style-name="T1">，例如</text:span><text:span text:style-name="T1">2,3</text:span><text:span text:style-name="T1">或是</text:span><text:span text:style-name="T1">4</text:span><text:span text:style-name="T1">以上</text:span></text:p>
            </office:annotation>
            <text:p>reagent_lot</text:p>
          </table:table-cell>
          <table:table-cell table:style-name="ce3" office:value-type="string" calcext:value-type="string">
            <office:annotation draw:style-name="gr3" draw:text-style-name="P2" svg:width="2.899cm" svg:height="1.799cm" svg:x="5.484cm" svg:y="0cm" draw:caption-point-x="-0.61cm" draw:caption-point-y="0.01cm">
              <dc:creator>WJ</dc:creator>
              <dc:date>2021-10-05T00:00:00</dc:date>
              <text:p text:style-name="P1"><text:span text:style-name="T1">測量值</text:span></text:p>
            </office:annotation>
            <text:p>y</text:p>
          </table:table-cell>
          <table:table-cell table:style-name="Accent_20_2"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2" calcext:value-type="float">
            <text:p>2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0.7" calcext:value-type="float">
            <text:p>2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4.7" calcext:value-type="float">
            <text:p>2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.7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5.8" calcext:value-type="float">
            <text:p>2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4.9" calcext:value-type="float">
            <text:p>2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30.3" calcext:value-type="float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3.4" calcext:value-type="float">
            <text:p>2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0.3" calcext:value-type="float">
            <text:p>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7.2" calcext:value-type="float">
            <text:p>2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1" calcext:value-type="float">
            <text:p>2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1</text:p>
          </table:table-cell>
          <table:table-cell office:value-type="float" office:value="2" calcext:value-type="float">
            <text:p>2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5.3" calcext:value-type="float">
            <text:p>1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8.7" calcext:value-type="float">
            <text:p>1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8.3" calcext:value-type="float">
            <text:p>1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2</text:p>
          </table:table-cell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5.9" calcext:value-type="float">
            <text:p>1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3.4" calcext:value-type="float">
            <text:p>1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3</text:p>
          </table:table-cell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7.6" calcext:value-type="float">
            <text:p>1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4.1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21.4" calcext:value-type="float">
            <text:p>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4</text:p>
          </table:table-cell>
          <table:table-cell office:value-type="float" office:value="2" calcext:value-type="float">
            <text:p>2</text:p>
          </table:table-cell>
          <table:table-cell office:value-type="float" office:value="23.1" calcext:value-type="float">
            <text:p>2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2.9" calcext:value-type="float">
            <text:p>3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9.4" calcext:value-type="float">
            <text:p>2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7.6" calcext:value-type="float">
            <text:p>2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7.7" calcext:value-type="float">
            <text:p>2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6" calcext:value-type="float">
            <text:p>3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1.4" calcext:value-type="float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8.9" calcext:value-type="float">
            <text:p>2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29.8" calcext:value-type="float">
            <text:p>2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 5</text:p>
          </table:table-cell>
          <table:table-cell office:value-type="float" office:value="2" calcext:value-type="float">
            <text:p>2</text:p>
          </table:table-cell>
          <table:table-cell office:value-type="float" office:value="35.1" calcext:value-type="float">
            <text:p>35.1</text:p>
          </table:table-cell>
          <table:table-cell table:number-columns-repeated="1020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tting_ep17" table:style-name="ta1">
        <office:forms form:automatic-focus="false" form:apply-design-mode="false"/>
        <table:table-column table:style-name="co5" table:default-cell-style-name="Accent_20_2"/>
        <table:table-column table:style-name="co4" table:number-columns-repeated="1018" table:default-cell-style-name="Accent_20_2"/>
        <table:table-row table:style-name="ro1">
          <table:table-cell office:value-type="string" calcext:value-type="string">
            <office:annotation draw:style-name="gr3" draw:text-style-name="P2" svg:width="2.899cm" svg:height="1.799cm" svg:x="3.05cm" svg:y="0cm" draw:caption-point-x="-0.61cm" draw:caption-point-y="0.01cm">
              <dc:creator>WJ</dc:creator>
              <dc:date>2021-10-05T00:00:00</dc:date>
              <text:p text:style-name="P1"><text:span text:style-name="T1">量測單位</text:span></text:p>
            </office:annotation>
            <text:p>unit_of_device</text:p>
          </table:table-cell>
          <table:table-cell office:value-type="string" calcext:value-type="string">
            <office:annotation draw:style-name="gr3" draw:text-style-name="P2" svg:width="2.899cm" svg:height="1.799cm" svg:x="5.307cm" svg:y="0cm" draw:caption-point-x="-0.61cm" draw:caption-point-y="0.01cm">
              <dc:creator>WJ</dc:creator>
              <dc:date>2021-10-07T00:00:00</dc:date>
              <text:p text:style-name="P1"><text:span text:style-name="T1">依照</text:span><text:span text:style-name="T1">classical method</text:span><text:span text:style-name="T1">所得的</text:span><text:span text:style-name="T1">LoB</text:span></text:p>
            </office:annotation>
            <text:p>lob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g/ml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0-08T01:01:30.632263301</dc:date>
    <dc:creator>Wu Jun-I</dc:creator>
    <meta:editing-duration>PT47M23S</meta:editing-duration>
    <meta:editing-cycles>29</meta:editing-cycles>
    <meta:document-statistic meta:table-count="2" meta:cell-count="367" meta:object-count="0"/>
  </office:meta>
</office:document-meta>
</file>